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3079B8869D79D9EF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484cm, 3.034cm, 17.234cm, 8.514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43cm" svg:height="21.599cm" svg:x="0.991cm" svg:y="2.092cm">
          <draw:image xlink:href="Pictures/10000000000005E8000007E03079B8869D79D9EF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5-15T11:56:14.291395247</dc:date>
    <meta:editing-duration>PT3M47S</meta:editing-duration>
    <meta:editing-cycles>6</meta:editing-cycles>
    <meta:generator>LibreOffice/7.5.2.2$MacOSX_AARCH64 LibreOffice_project/53bb9681a964705cf672590721dbc85eb4d0c3a2</meta:generator>
    <meta:document-statistic meta:object-count="1"/>
  </office:meta>
</office:document-meta>
</file>